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 style:data-style-name="N38">
      <style:table-cell-properties fo:padding="0.097cm" fo:border-left="0.002cm solid #000000" fo:border-right="none" fo:border-top="none" fo:border-bottom="0.002cm solid #000000"/>
    </style:style>
    <style:style style:name="RevisionHistory.B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date" office:date-value="2013-09-27">
            <text:p text:style-name="Table_20_Contents">Friday, 27 September 2013</text:p>
          </table:table-cell>
          <table:table-cell table:style-name="RevisionHistory.B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date" office:date-value="2013-09-29">
            <text:p text:style-name="Table_20_Contents">Sunday, 29 September 2013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date" office:date-value="2014-03-15">
            <text:p text:style-name="Table_20_Contents">Saturday, 15 March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4</meta:editing-cycles>
    <dc:date>2014-03-15T00:22:00</dc:date>
    <meta:editing-duration>PT9H28M8S</meta:editing-duration>
    <meta:document-statistic meta:table-count="1" meta:image-count="0" meta:object-count="0" meta:page-count="1" meta:paragraph-count="16" meta:word-count="54" meta:character-count="338"/>
  </office:meta>
</office:document-meta>
</file>